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inecraft enchantment" svg:font-family="'minecraft enchantment'" style:font-pitch="variable"/>
  </office:font-face-decls>
  <office:automatic-styles>
    <style:style style:name="P1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2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 fo:font-size="18pt" fo:font-style="italic" officeooo:rsid="000649e3" officeooo:paragraph-rsid="000649e3" style:font-size-asian="18pt" style:font-style-asian="italic" style:font-size-complex="18pt"/>
    </style:style>
    <style:style style:name="P3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4" style:family="paragraph" style:parent-style-name="Heading_20_2">
      <style:paragraph-properties fo:text-align="center" style:justify-single-word="false"/>
      <style:text-properties style:font-name="Kami North" officeooo:rsid="000649e3" officeooo:paragraph-rsid="000649e3"/>
    </style:style>
    <style:style style:name="P5" style:family="paragraph" style:parent-style-name="Heading_20_2">
      <style:paragraph-properties fo:text-align="justify" style:justify-single-word="false"/>
      <style:text-properties style:font-name="Kami North"/>
    </style:style>
    <style:style style:name="P6" style:family="paragraph" style:parent-style-name="normal">
      <style:paragraph-properties fo:text-align="justify" style:justify-single-word="false"/>
      <style:text-properties style:font-name="minecraft enchantment" fo:font-style="italic" style:font-style-asian="italic"/>
    </style:style>
    <style:style style:name="P7" style:family="paragraph" style:parent-style-name="Heading_20_2">
      <style:paragraph-properties fo:text-align="justify" style:justify-single-word="false"/>
      <style:text-properties style:font-name="Kami North" officeooo:paragraph-rsid="000649e3"/>
    </style:style>
    <style:style style:name="P8" style:family="paragraph" style:parent-style-name="normal">
      <style:paragraph-properties fo:text-align="justify" style:justify-single-word="false"/>
      <style:text-properties style:font-name="minecraft enchantment" fo:font-style="italic" officeooo:paragraph-rsid="000649e3" style:font-style-asian="italic"/>
    </style:style>
    <style:style style:name="T1" style:family="text">
      <style:text-properties fo:font-size="36pt" fo:font-weight="bold" officeooo:rsid="000649e3" style:font-size-asian="36pt" style:font-weight-asian="bold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/>
    </style:style>
    <style:style style:name="T4" style:family="text">
      <style:text-properties fo:font-size="18pt" fo:font-style="italic" officeooo:rsid="00048e31" style:font-size-asian="18pt" style:font-style-asian="italic" style:font-size-complex="18pt"/>
    </style:style>
    <style:style style:name="T5" style:family="text">
      <style:text-properties fo:font-size="18pt" fo:font-style="italic" style:font-size-asian="18pt" style:font-style-asian="italic" style:font-size-complex="18pt"/>
    </style:style>
    <style:style style:name="T6" style:family="text">
      <style:text-properties fo:font-size="18pt" fo:font-style="italic" officeooo:rsid="000649e3" style:font-size-asian="18pt" style:font-style-asian="italic" style:font-size-complex="18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0649e3" style:font-style-asian="italic"/>
    </style:style>
    <style:style style:name="T9" style:family="text">
      <style:text-properties fo:font-style="italic" officeooo:rsid="000649e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damentals of Electricity</text:span><text:span text:style-name="T2"> </text:span><text:span text:style-name="T3">Extension</text:span></text:p>
      <text:p text:style-name="P2">Non-Soul Powerups from the Soul Update</text:p>
      <text:p text:style-name="P3"><text:span text:style-name="T4">(C)</text:span><text:span text:style-name="T5"> </text:span><text:span text:style-name="T6">v7.2.7<text:tab/></text:span><text:span text:style-name="T5"><text:tab/>Kami North Publishing, LLC.</text:span></text:p>
      <text:p text:style-name="P4">The order <text:s/>of the recipes may matter for their context.</text:p>
      <text:p text:style-name="P5"><text:bookmark text:name="_a9ixwt18jcqq"/>Recipe #1 <text:span text:style-name="T7">(</text:span><text:span text:style-name="T8">4</text:span><text:span text:style-name="T7">-Essence PU</text:span><text:span text:style-name="T8">s</text:span><text:span text:style-name="T7">)</text:span></text:p>
      <text:p text:style-name="P6">“oei sud muac mo ke oeih vhaodt veh u teirco-jxesbadw knajk!”</text:p>
      <text:p text:style-name="P7"><text:bookmark text:name="_j0kyjadfo9qv"/>Recipe #2</text:p>
      <text:p text:style-name="P8">“Mo vhaodt udt A uho fecuh effejakoj, ook ro u jamacuh mokxet no nehb nocc kewokxoh.”</text:p>
      <text:p text:style-name="P5"><text:bookmark text:name="_egoan91hoz4j"/>Recipe #3 <text:span text:style-name="T9">(5-Essence PUs)</text:span></text:p>
      <text:p text:style-name="P6">“Mubo jiho ke wiuht oeih fesbokj, rosuijo oei sud thun mo if veh u jihfhajo nad!”</text:p>
      <text:p text:style-name="P5"><text:bookmark text:name="_t9gb9vdyug3t"/>Recipe #4</text:p>
      <text:p text:style-name="P6">“Xato mo ad oeih ekxoh fesbok. Kewokxoh no’ho idjkeffurco, tojfako roadw effejakoj.”</text:p>
      <text:p text:style-name="P5"><text:bookmark text:name="_w3gwvs50qq2w"/>Recipe #5 <text:span text:style-name="T9">(6-Essence PU)</text:span></text:p>
      <text:p text:style-name="P6">“A nuj celot ad Joujed 1, je thun mo if nakx u kxhoo-kne-edo cuidsx vhem kxo jouj!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inecraft enchantment" svg:font-family="'minecraft enchantme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normal" style:text-underline-style="solid" style:text-underline-width="auto" style:text-underline-color="font-color" fo:font-weight="bold" officeooo:rsid="000776c6" officeooo:paragraph-rsid="000776c6" style:font-size-asian="18pt" style:font-style-asian="normal" style:font-weight-asian="bold" style:font-size-complex="18pt" style:font-style-complex="normal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officeooo:rsid="00031f25" style:font-size-asian="18pt" style:font-style-asian="italic" style:font-size-complex="18pt"/>
    </style:style>
    <style:style style:name="MT2" style:family="text">
      <style:text-properties fo:font-size="18pt" fo:font-style="italic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style style:name="MT3" style:family="text">
      <style:text-properties fo:font-size="18pt" fo:font-style="italic" officeooo:rsid="000649e3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333311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333311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333311" draw:opacity="100%"/>
    </style:style>
  </office:automatic-styles>
  <office:master-styles>
    <style:master-page style:name="Standard" style:page-layout-name="Mpm1" draw:style-name="Mdp1">
      <style:header>
        <text:p text:style-name="MP1">PREVIEW COPY</text:p>
        <text:p text:style-name="MP2"><text:span text:style-name="MT1">K</text:span><text:span text:style-name="MT2">ami North Guide Series #</text:span><text:span text:style-name="MT3">2</text:span><text:span text:style-name="MT2">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6T13:13:56.481884728</dc:date>
    <meta:editing-duration>PT24M53S</meta:editing-duration>
    <meta:editing-cycles>5</meta:editing-cycles>
    <meta:generator>LibreOffice/25.2.3.2$Linux_X86_64 LibreOffice_project/520$Build-2</meta:generator>
    <meta:document-statistic meta:table-count="0" meta:image-count="0" meta:object-count="0" meta:page-count="1" meta:paragraph-count="16" meta:word-count="121" meta:character-count="694" meta:non-whitespace-character-count="587"/>
  </office:meta>
</office:document-meta>
</file>